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6866in"/>
    </style:style>
    <style:style style:name="co7" style:family="table-column">
      <style:table-column-properties fo:break-before="auto" style:column-width="0.6189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6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6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7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8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6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9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7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7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don't know how I feel about this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Maybe I should save my game before I go in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440</text:p>
          </table:table-cell>
          <table:table-cell office:value-type="string">
            <text:p>“I can't leave now. Tony Canoli could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style-name="ce5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/>
          <table:table-cell table:number-columns-repeated="4"/>
        </table:table-row>
        <table:table-row table:style-name="ro3" table:visibility="filter">
          <table:table-cell table:style-name="ce5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5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5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5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5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 table:visibility="filter">
          <table:table-cell table:style-name="ce5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2" table:visibility="filter">
          <table:table-cell table:style-name="ce5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5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5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5/16/2018</text:date>, <text:time>17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6T17:14:24.21</dc:date>
    <dc:creator>Ezry Bennett</dc:creator>
    <meta:editing-duration>P3DT18M36S</meta:editing-duration>
    <meta:editing-cycles>83</meta:editing-cycles>
    <meta:generator>OpenOffice/4.0.1$Win32 OpenOffice.org_project/401m5$Build-9714</meta:generator>
    <meta:document-statistic meta:table-count="3" meta:cell-count="1987" meta:object-count="0"/>
  </office:meta>
</office:document-meta>
</file>